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number-columns-repeated="987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6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7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04:14.04600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19:06:14.738017089</dc:date>
    <meta:editing-duration>PT8H16M5S</meta:editing-duration>
    <meta:editing-cycles>11</meta:editing-cycles>
    <meta:document-statistic meta:table-count="1" meta:cell-count="1701" meta:object-count="0"/>
  </office:meta>
</office:document-meta>
</file>